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Industry-Light" svg:font-family="Industry-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Estilo_20_de_20_dibujo_20_predeterminado">
      <style:paragraph-properties fo:margin-left="0cm" fo:margin-right="0cm" fo:margin-top="0.198cm" fo:margin-bottom="0cm" style:contextual-spacing="false" style:line-height-at-least="0.353cm" fo:text-align="start" style:justify-single-word="false" fo:text-indent="0cm" style:auto-text-indent="false" style:writing-mode="lr-tb"/>
      <style:text-properties fo:font-variant="normal" fo:text-transform="none" style:use-window-font-color="true" loext:opacity="0%" style:font-name="Industry-Light" fo:font-size="12pt" fo:letter-spacing="normal" fo:font-style="normal" fo:font-weight="normal" officeooo:rsid="0012eb8e" officeooo:paragraph-rsid="0018c2e6" fo:background-color="transparent" style:font-size-asian="12pt" style:font-weight-asian="normal"/>
    </style:style>
    <style:style style:name="P2" style:family="paragraph" style:parent-style-name="Text_20_body">
      <style:text-properties fo:font-variant="normal" fo:text-transform="none" style:use-window-font-color="true" loext:opacity="0%" style:text-outline="false" style:text-line-through-style="none" style:text-line-through-type="none" style:font-name="Industry-Light" fo:font-size="12pt" fo:letter-spacing="normal" fo:font-style="normal" fo:text-shadow="none" style:text-underline-style="none" fo:font-weight="normal" officeooo:rsid="0012eb8e" style:letter-kerning="true" fo:background-color="transparent" style:font-name-asian="Tahoma" style:font-size-asian="12pt" style:font-style-asian="normal" style:font-weight-asian="normal" style:font-name-complex="Liberation Sans1" style:font-size-complex="12pt" style:text-emphasize="none"/>
    </style:style>
    <style:style style:name="P3"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OS</text:p>
      <text:p text:style-name="P1"><draw:line text:anchor-type="paragraph" draw:z-index="1" draw:name="Forma2" draw:style-name="gr1" draw:text-style-name="P3" svg:x1="5.516cm" svg:y1="0.055cm" svg:x2="5.58cm" svg:y2="0.034cm"><text:p/></draw:line></text:p>
      <text:p text:style-name="P2"><text:tab/>Los productos de Apple ofrecen un alto nivel de seguridad, “des encriptar” un **iPhone** o **iPad** es prácticamente imposible. Si se revisan las características de seguridad de **iOS** y Android, se aprecia que a pesar de las diferencias entre ambos sistema operativos, no <text:s/>existe una clara supremacía de uno frente al otro. Apple siempre ha hecho de la privacidad su seña de identidad. **iOS** se presenta como un sistema operativo cerrado, donde la privacidad y un control férreo sobre los datos de los datos de los usuarios siempre ha sido uno de sus pilares fundamentales.<text:line-break/><text:line-break/><text:tab/>La tienda **_AppStore_** de **Apple** es la que contiene y gestiona de forma centralizada todas las aplicaciones disponibles para la comunidad **iOS**. Antes de ser puestas a disposición del público en general, las aplicaciones son sometidas a un intenso y estricto proceso de verificación y validación que abarca tanto: <text:s/>pruebas de <text:s/>vulnerabilidad, detección de bugs, comprobación de la inestabilidad de la plataforma y el uso de protocolos no autorizados. El objetivo es garantizar la protección de la privacidad, y evitar que las aplicaciones entorpezcan la buena experiencia de usuario de **iOS**.<text:line-break/><text:line-break/><text:tab/>A diferencia de las aplicaciones de **Android** (antes de Android 6.0), las aplicaciones de **iOS** no tienen permisos preasignados. En su lugar, se le pide al usuario que establezca permisos durante el tiempo de ejecución, cuando la aplicación intenta utilizar una API sensible por primera vez. Las aplicaciones a las que se les han otorgado permisos se enumeran en el menú **_Configuración &gt; Privacidad_**, lo que permite al usuario modificar la configuración específica de la aplicación. **Apple** llama a este concepto de permiso **controles de privacidad**.<text:line-break/><text:line-break/><text:tab/>Los desarrolladores de **iOS** no pueden establecer los permisos solicitados directamente, estos se solicitarán indirectamente al acceder a API sensibles. <text:line-break/><text:line-break/><text:tab/>A partir de iOS 10.0, las aplicaciones deben incluir claves de descripción de uso para los tipos de permisos que solicitan y los datos a los que necesitan acced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Industry-Light" svg:font-family="Industry-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tilo_20_de_20_dibujo_20_predeterminado" style:display-name="Estilo de dibujo 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line text:anchor-type="paragraph" draw:z-index="0" draw:name="Forma1" draw:style-name="Mgr1" draw:text-style-name="MP1" svg:x1="-0.03cm" svg:y1="0.187cm" svg:x2="17.157cm" svg:y2="0.229cm"><text:p/></draw:lin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3T13:07:25.533000000</meta:creation-date>
    <dc:date>2023-01-18T18:44:05.351000000</dc:date>
    <meta:editing-duration>PT4M49S</meta:editing-duration>
    <meta:editing-cycles>2</meta:editing-cycles>
    <meta:generator>LibreOffice/7.1.6.2$Windows_X86_64 LibreOffice_project/0e133318fcee89abacd6a7d077e292f1145735c3</meta:generator>
    <meta:document-statistic meta:table-count="0" meta:image-count="0" meta:object-count="0" meta:page-count="1" meta:paragraph-count="2" meta:word-count="322" meta:character-count="2074" meta:non-whitespace-character-count="1741"/>
  </office:meta>
</office:document-meta>
</file>